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43cm"/>
    </style:style>
    <style:style style:name="gr1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1.43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text-position="sub 58%" fo:font-size="6pt" style:font-size-asian="6pt" style:font-size-complex="6pt"/>
    </style:style>
    <style:style style:name="T4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806cm" svg:x="4.934cm" svg:y="1.516cm">
          <draw:text-box>
            <text:p><text:span text:style-name="T1">N</text:span></text:p>
          </draw:text-box>
        </draw:frame>
        <draw:frame draw:style-name="gr1" draw:text-style-name="P1" draw:layer="layout" svg:width="0.832cm" svg:height="0.806cm" svg:x="5.442cm" svg:y="1.039cm">
          <draw:text-box>
            <text:p><text:span text:style-name="T1">S</text:span></text:p>
          </draw:text-box>
        </draw:frame>
        <draw:frame draw:style-name="gr1" draw:text-style-name="P2" draw:layer="layout" svg:width="0.761cm" svg:height="0.558cm" svg:x="6.213cm" svg:y="2.604cm">
          <draw:text-box>
            <text:p><text:span text:style-name="T2">-a</text:span><text:span text:style-name="T3">1</text:span></text:p>
          </draw:text-box>
        </draw:frame>
        <draw:frame draw:style-name="gr1" draw:text-style-name="P2" draw:layer="layout" svg:width="0.761cm" svg:height="0.558cm" svg:x="4.822cm" svg:y="0.5cm">
          <draw:text-box>
            <text:p><text:span text:style-name="T2">-a</text:span><text:span text:style-name="T3">2</text:span></text:p>
          </draw:text-box>
        </draw:frame>
        <draw:path draw:style-name="gr2" draw:text-style-name="P3" draw:layer="layout" svg:width="2.009cm" svg:height="2.009cm" draw:transform="rotate (-0.523598775599386) translate (5.51040726360945cm 0.560221420742718cm)" svg:viewBox="0 0 2010 2010" svg:d="m990-3493c15-8 19-26 11-41-5-9-14-14-24-15-1 1-2 1-3 2-15 9-20 26-11 41 5 9 14 14 23 15 2 0 3-1 4-2zm-771-440-77-134c-43-75 100-259 287-367s418-140 462-65l77 134-85 49 195 338 374-215-48-84 133-77c75-43 260 100 368 287s139 418 64 462l-133 77-49-85-374 215 184 318 93-54 76 132c43 74-100 258-287 366s-418 140-461 66l-76-132 74-43-183-318-283 164 54 93-132 76c-74 43-258-100-366-287s-140-418-66-461l132-76 43 75 283-164-196-338z">
          <text:p/>
        </draw:path>
        <draw:frame draw:style-name="gr1" draw:text-style-name="P1" draw:layer="layout" svg:width="0.832cm" svg:height="0.806cm" svg:x="5.442cm" svg:y="2.035cm">
          <draw:text-box>
            <text:p><text:span text:style-name="T1">S</text:span></text:p>
          </draw:text-box>
        </draw:frame>
        <draw:frame draw:style-name="gr3" draw:layer="layout" svg:width="0.624cm" svg:height="0.529cm" svg:x="7.745cm" svg:y="1.0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4" draw:text-style-name="P3" draw:layer="layout" svg:width="0.35cm" svg:height="0.084cm" draw:transform="rotate (1.37339958839408) translate (7.99307653624279cm 1.91861520683613cm)" svg:viewBox="0 0 351 85" svg:d="m0 16511c23 6 45-2 64-6 22-6 45-9 67-13s42-13 64-16c23-2 47-10 67-17 21-7 38-12 57-25l27-5 5-1">
          <text:p/>
        </draw:path>
        <draw:path draw:style-name="gr4" draw:text-style-name="P3" draw:layer="layout" svg:width="0.426cm" svg:height="0.055cm" draw:transform="rotate (2.14710404580302) translate (7.87362617706585cm 1.16093930037631cm)" svg:viewBox="0 0 427 56" svg:d="m0 11984c26-2 50 11 73 10 29-2 58-8 84-8s56 1 81-3c29-5 61-9 88-19 29-10 60-12 88-21l13-5">
          <text:p/>
        </draw:path>
        <draw:line draw:style-name="gr5" draw:text-style-name="P3" draw:layer="layout" svg:x1="7.696cm" svg:y1="0.855cm" svg:x2="7.645cm" svg:y2="0.804cm">
          <text:p/>
        </draw:line>
        <draw:frame draw:style-name="gr1" draw:text-style-name="P2" draw:layer="layout" svg:width="0.689cm" svg:height="0.558cm" svg:x="6.63cm" svg:y="0.958cm">
          <draw:text-box>
            <text:p><text:span text:style-name="T2">a</text:span><text:span text:style-name="T3">1</text:span></text:p>
          </draw:text-box>
        </draw:frame>
        <draw:frame draw:style-name="gr1" draw:text-style-name="P2" draw:layer="layout" svg:width="0.689cm" svg:height="0.558cm" svg:x="4.882cm" svg:y="2.716cm">
          <draw:text-box>
            <text:p><text:span text:style-name="T2">a</text:span><text:span text:style-name="T3">2</text:span></text:p>
          </draw:text-box>
        </draw:frame>
        <draw:custom-shape draw:style-name="gr6" draw:text-style-name="P3" draw:layer="layout" svg:width="0.081cm" svg:height="0.071cm" draw:transform="rotate (-0.523598775599386) translate (6.207cm 1.343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3" draw:layer="layout" svg:x1="6.351cm" svg:y1="1.587cm" svg:x2="6.345cm" svg:y2="1.476cm">
          <text:p/>
        </draw:line>
        <draw:line draw:style-name="gr7" draw:text-style-name="P3" draw:layer="layout" svg:x1="6.345cm" svg:y1="1.476cm" svg:x2="6.498cm" svg:y2="1.476cm">
          <text:p/>
        </draw:line>
        <draw:line draw:style-name="gr7" draw:text-style-name="P3" draw:layer="layout" svg:x1="6.498cm" svg:y1="1.476cm" svg:x2="6.504cm" svg:y2="1.587cm">
          <text:p/>
        </draw:line>
        <draw:line draw:style-name="gr7" draw:text-style-name="P3" draw:layer="layout" svg:x1="6.498cm" svg:y1="2.258cm" svg:x2="6.498cm" svg:y2="2.39cm">
          <text:p/>
        </draw:line>
        <draw:line draw:style-name="gr7" draw:text-style-name="P3" draw:layer="layout" svg:x1="6.498cm" svg:y1="2.39cm" svg:x2="6.345cm" svg:y2="2.39cm">
          <text:p/>
        </draw:line>
        <draw:line draw:style-name="gr7" draw:text-style-name="P3" draw:layer="layout" svg:x1="6.345cm" svg:y1="2.39cm" svg:x2="6.345cm" svg:y2="2.258cm">
          <text:p/>
        </draw:line>
        <draw:line draw:style-name="gr7" draw:text-style-name="P3" draw:layer="layout" svg:x1="6.477cm" svg:y1="2.278cm" svg:x2="6.355cm" svg:y2="2.38cm">
          <text:p/>
        </draw:line>
        <draw:line draw:style-name="gr7" draw:text-style-name="P3" draw:layer="layout" svg:x1="6.355cm" svg:y1="2.278cm" svg:x2="6.467cm" svg:y2="2.38cm">
          <text:p/>
        </draw:line>
        <draw:line draw:style-name="gr7" draw:text-style-name="P3" draw:layer="layout" svg:x1="6.165cm" svg:y1="1.457cm" svg:x2="6.284cm" svg:y2="1.455cm">
          <text:p/>
        </draw:line>
        <draw:line draw:style-name="gr7" draw:text-style-name="P3" draw:layer="layout" svg:x1="6.162cm" svg:y1="1.325cm" svg:x2="6.281cm" svg:y2="1.323cm">
          <text:p/>
        </draw:line>
        <draw:line draw:style-name="gr7" draw:text-style-name="P3" draw:layer="layout" svg:x1="6.284cm" svg:y1="1.323cm" svg:x2="6.284cm" svg:y2="1.455cm">
          <text:p/>
        </draw:line>
        <draw:line draw:style-name="gr7" draw:text-style-name="P3" draw:layer="layout" svg:x1="5.492cm" svg:y1="1.435cm" svg:x2="5.355cm" svg:y2="1.436cm">
          <text:p/>
        </draw:line>
        <draw:line draw:style-name="gr7" draw:text-style-name="P3" draw:layer="layout" svg:x1="5.492cm" svg:y1="1.293cm" svg:x2="5.354cm" svg:y2="1.296cm">
          <text:p/>
        </draw:line>
        <draw:line draw:style-name="gr7" draw:text-style-name="P3" draw:layer="layout" svg:x1="5.355cm" svg:y1="1.436cm" svg:x2="5.354cm" svg:y2="1.294cm">
          <text:p/>
        </draw:line>
        <draw:line draw:style-name="gr7" draw:text-style-name="P3" draw:layer="layout" svg:x1="5.372cm" svg:y1="1.305cm" svg:x2="5.483cm" svg:y2="1.417cm">
          <text:p/>
        </draw:line>
        <draw:line draw:style-name="gr7" draw:text-style-name="P3" draw:layer="layout" svg:x1="5.485cm" svg:y1="1.312cm" svg:x2="5.379cm" svg:y2="1.415cm">
          <text:p/>
        </draw:line>
        <draw:custom-shape draw:style-name="gr6" draw:text-style-name="P3" draw:layer="layout" svg:width="0.081cm" svg:height="0.071cm" draw:transform="rotate (-0.523598775599386) translate (6.411cm 1.485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3" draw:layer="layout" svg:x1="5.36cm" svg:y1="2.258cm" svg:x2="5.362cm" svg:y2="2.37cm">
          <text:p/>
        </draw:line>
        <draw:line draw:style-name="gr7" draw:text-style-name="P3" draw:layer="layout" svg:x1="5.215cm" svg:y1="1.466cm" svg:x2="5.217cm" svg:y2="1.585cm">
          <text:p/>
        </draw:line>
        <draw:line draw:style-name="gr7" draw:text-style-name="P3" draw:layer="layout" svg:x1="5.388cm" svg:y1="1.468cm" svg:x2="5.39cm" svg:y2="1.587cm">
          <text:p/>
        </draw:line>
        <draw:line draw:style-name="gr7" draw:text-style-name="P3" draw:layer="layout" svg:x1="5.228cm" svg:y1="2.258cm" svg:x2="5.23cm" svg:y2="2.37cm">
          <text:p/>
        </draw:line>
        <draw:line draw:style-name="gr7" draw:text-style-name="P3" draw:layer="layout" svg:x1="5.36cm" svg:y1="2.37cm" svg:x2="5.228cm" svg:y2="2.37cm">
          <text:p/>
        </draw:line>
        <draw:line draw:style-name="gr7" draw:text-style-name="P3" draw:layer="layout" svg:x1="5.39cm" svg:y1="1.466cm" svg:x2="5.217cm" svg:y2="1.466cm">
          <text:p/>
        </draw:line>
        <draw:line draw:style-name="gr7" draw:text-style-name="P3" draw:layer="layout" svg:x1="5.228cm" svg:y1="1.476cm" svg:x2="5.37cm" svg:y2="1.577cm">
          <text:p/>
        </draw:line>
        <draw:line draw:style-name="gr7" draw:text-style-name="P3" draw:layer="layout" svg:x1="5.37cm" svg:y1="1.476cm" svg:x2="5.228cm" svg:y2="1.577cm">
          <text:p/>
        </draw:line>
        <draw:custom-shape draw:style-name="gr6" draw:text-style-name="P3" draw:layer="layout" svg:width="0.081cm" svg:height="0.071cm" draw:transform="rotate (-0.523598775599386) translate (5.269cm 2.268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3" draw:layer="layout" svg:x1="5.494cm" svg:y1="2.441cm" svg:x2="5.339cm" svg:y2="2.441cm">
          <text:p/>
        </draw:line>
        <draw:line draw:style-name="gr7" draw:text-style-name="P3" draw:layer="layout" svg:x1="6.315cm" svg:y1="2.583cm" svg:x2="6.161cm" svg:y2="2.586cm">
          <text:p/>
        </draw:line>
        <draw:line draw:style-name="gr7" draw:text-style-name="P3" draw:layer="layout" svg:x1="6.315cm" svg:y1="2.421cm" svg:x2="6.161cm" svg:y2="2.424cm">
          <text:p/>
        </draw:line>
        <draw:line draw:style-name="gr7" draw:text-style-name="P3" draw:layer="layout" svg:x1="5.493cm" svg:y1="2.573cm" svg:x2="5.339cm" svg:y2="2.573cm">
          <text:p/>
        </draw:line>
        <draw:line draw:style-name="gr7" draw:text-style-name="P3" draw:layer="layout" svg:x1="5.339cm" svg:y1="2.441cm" svg:x2="5.339cm" svg:y2="2.573cm">
          <text:p/>
        </draw:line>
        <draw:line draw:style-name="gr7" draw:text-style-name="P3" draw:layer="layout" svg:x1="6.315cm" svg:y1="2.421cm" svg:x2="6.315cm" svg:y2="2.583cm">
          <text:p/>
        </draw:line>
        <draw:line draw:style-name="gr7" draw:text-style-name="P3" draw:layer="layout" svg:x1="6.304cm" svg:y1="2.441cm" svg:x2="6.183cm" svg:y2="2.553cm">
          <text:p/>
        </draw:line>
        <draw:line draw:style-name="gr7" draw:text-style-name="P3" draw:layer="layout" svg:x1="6.172cm" svg:y1="2.441cm" svg:x2="6.294cm" svg:y2="2.553cm">
          <text:p/>
        </draw:line>
        <draw:custom-shape draw:style-name="gr6" draw:text-style-name="P3" draw:layer="layout" svg:width="0.081cm" svg:height="0.071cm" draw:transform="rotate (-0.523598775599386) translate (5.405cm 2.451cm)">
          <text:p/>
          <draw:enhanced-geometry svg:viewBox="0 0 21600 21600" draw:glue-points="10800 0 3163 3163 0 10800 3163 18437 10800 21600 18437 18437 21600 10800 18437 3163" draw:text-areas="3163 3163 18437 18437" draw:type="ring" draw:modifiers="10451.6129032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3" draw:layer="layout" svg:x1="7.686cm" svg:y1="1.923cm" svg:x2="8.418cm" svg:y2="1.923cm">
          <text:p/>
        </draw:line>
        <draw:path draw:style-name="gr2" draw:text-style-name="P3" draw:layer="layout" svg:width="3.068cm" svg:height="3.068cm" draw:transform="rotate (0.7853981633973) translate (3.69981317009274cm 1.90416800154518cm)" svg:viewBox="0 0 3069 3069" svg:d="m1444 10749h224v-199c518-59 909-456 959-978h209v-224h-209c-48-520-434-916-949-979v-220h-224v214c-544 35-958 437-1013 974h-197v224h195c47 543 460 952 1005 993zm90-2629c870 0 1535 664 1535 1534s-665 1535-1535 1535-1534-665-1534-1535 664-1534 1534-1534z">
          <text:p/>
        </draw:path>
        <draw:custom-shape draw:style-name="gr9" draw:text-style-name="P3" draw:layer="layout" svg:width="0.101cm" svg:height="0.091cm" svg:x="6.68cm" svg:y="2.68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3" draw:layer="layout" svg:width="0.101cm" svg:height="0.091cm" svg:x="4.984cm" svg:y="2.69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3" draw:layer="layout" svg:width="0.111cm" svg:height="0.101cm" svg:x="4.994cm" svg:y="0.978cm">
          <text:p/>
          <draw:enhanced-geometry svg:viewBox="0 0 21600 21600" draw:glue-points="10800 0 3163 3163 0 10800 3163 18437 10800 21600 18437 18437 21600 10800 18437 3163" draw:text-areas="3163 3163 18437 18437" draw:type="ring" draw:modifiers="324.81203007518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3" draw:layer="layout" svg:width="0.092cm" svg:height="0.091cm" svg:x="6.67cm" svg:y="1.01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1" draw:layer="layout" svg:width="0.943cm" svg:height="0.882cm" svg:x="5.9cm" svg:y="1.516cm">
          <draw:text-box>
            <text:p><text:span text:style-name="T1">N</text:span></text:p>
          </draw:text-box>
        </draw:frame>
        <draw:path draw:style-name="gr11" draw:text-style-name="P3" draw:layer="layout" svg:width="1.109cm" svg:height="1.106cm" draw:transform="rotate (0.113620934304809) translate (5.9584914547012cm 0.757374062585663cm)" svg:viewBox="0 0 1110 1107" svg:d="m320 3960c133 5 87 4 220-6 155-12 298-57 422-144 134-95 181-277 124-419-59-144-125-258-249-343-39-24-25-45-142-99-26-33-68-40-115-63-60-30-136-38-199-21-142 40-238 182-282 293-14 36-58 146-58 146-35 96-19 211-41 333l10 124c33 65 45 59 67 89l109 75c88 30 89 23 134 35">
          <text:p/>
        </draw:path>
        <draw:path draw:style-name="gr11" draw:text-style-name="P3" draw:layer="layout" svg:width="1.109cm" svg:height="1.106cm" draw:transform="rotate (1.68441726109941) translate (4.6814745676489cm 1.81199382667282cm)" svg:viewBox="0 0 1110 1107" svg:d="m320 9996c133 5 87 4 220-6 155-12 298-57 422-145 134-95 181-277 124-418-59-145-125-258-249-344-39-23-25-45-142-98-26-33-68-40-115-64-60-30-136-37-199-20-142 40-238 182-282 292-14 37-58 147-58 147-35 96-19 211-41 332l10 124c33 65 45 60 67 90l109 74c88 30 89 24 134 36">
          <text:p/>
        </draw:path>
        <draw:path draw:style-name="gr11" draw:text-style-name="P3" draw:layer="layout" svg:width="1.109cm" svg:height="1.106cm" draw:transform="rotate (-3.02797171928558) translate (5.79699382667261cm 3.11552543235126cm)" svg:viewBox="0 0 1110 1107" svg:d="m320-6401c133 5 87 3 220-6 155-12 298-57 422-145 134-95 181-277 124-418-59-145-125-258-249-344-39-23-25-45-142-98-26-33-68-40-115-64-60-30-136-37-199-20-142 40-238 182-282 292-14 37-58 147-58 147-35 95-19 211-41 332l10 124c33 65 45 60 67 89l109 75c88 30 89 24 134 36">
          <text:p/>
        </draw:path>
        <draw:path draw:style-name="gr11" draw:text-style-name="P3" draw:layer="layout" svg:width="1.109cm" svg:height="1.106cm" draw:transform="rotate (-1.45717539249098) translate (7.07352543235142cm 2.01300617332761cm)" svg:viewBox="0 0 1110 1107" svg:d="m320-12495c133 5 87 3 220-7 155-11 298-56 422-144 134-95 181-277 124-418-59-145-125-258-249-344-39-23-25-45-142-98-26-34-68-40-115-64-60-30-136-37-199-21-142 41-238 183-282 293-14 37-58 147-58 147-35 95-19 211-41 332l10 124c33 65 45 60 67 89l109 75c88 30 89 24 134 36">
          <text:p/>
        </draw:path>
        <draw:line draw:style-name="gr5" draw:text-style-name="P3" draw:layer="layout" svg:x1="6.65cm" svg:y1="1.791cm" svg:x2="6.863cm" svg:y2="1.689cm">
          <text:p/>
        </draw:line>
        <draw:line draw:style-name="gr5" draw:text-style-name="P3" draw:layer="layout" svg:x1="6.67cm" svg:y1="2.106cm" svg:x2="6.823cm" svg:y2="2.156cm">
          <text:p/>
        </draw:line>
        <draw:line draw:style-name="gr5" draw:text-style-name="P3" draw:layer="layout" svg:x1="5.146cm" svg:y1="2.095cm" svg:x2="4.943cm" svg:y2="2.146cm">
          <text:p/>
        </draw:line>
        <draw:line draw:style-name="gr5" draw:text-style-name="P3" draw:layer="layout" svg:x1="5.126cm" svg:y1="1.709cm" svg:x2="4.913cm" svg:y2="1.659cm">
          <text:p/>
        </draw:line>
        <draw:line draw:style-name="gr5" draw:text-style-name="P3" draw:layer="layout" svg:x1="5.644cm" svg:y1="2.878cm" svg:x2="5.715cm" svg:y2="2.664cm">
          <text:p/>
        </draw:line>
        <draw:line draw:style-name="gr5" draw:text-style-name="P3" draw:id="id3" draw:layer="layout" svg:x1="6.091cm" svg:y1="2.837cm" svg:x2="6.03cm" svg:y2="2.634cm">
          <text:p/>
        </draw:line>
        <draw:line draw:style-name="gr5" draw:text-style-name="P3" draw:layer="layout" svg:x1="6.122cm" svg:y1="0.958cm" svg:x2="6.05cm" svg:y2="1.191cm">
          <text:p/>
        </draw:line>
        <draw:line draw:style-name="gr5" draw:text-style-name="P3" draw:layer="layout" svg:x1="5.644cm" svg:y1="0.958cm" svg:x2="5.736cm" svg:y2="1.171cm">
          <text:p/>
        </draw:line>
        <draw:frame draw:style-name="gr1" draw:text-style-name="P4" draw:id="id1" draw:layer="layout" svg:width="4.071cm" svg:height="1.353cm" svg:x="0.528cm" svg:y="0.15cm">
          <draw:text-box>
            <text:p><text:span text:style-name="T4">شمالی قطب پر فلکس محور سے</text:span></text:p>
            <text:p><text:span text:style-name="T4">باہر کی جانب نکل رہا ہے</text:span></text:p>
          </draw:text-box>
        </draw:frame>
        <draw:connector draw:style-name="gr5" draw:text-style-name="P3" draw:layer="layout" draw:type="curve" draw:line-skew="-0.252cm" svg:x1="2.563cm" svg:y1="1.503cm" svg:x2="4.636cm" svg:y2="1.548cm" draw:start-shape="id1" draw:start-glue-point="2" svg:d="m2563 1503c0 373 2073 351 2073 45">
          <text:p/>
        </draw:connector>
        <draw:frame draw:style-name="gr12" draw:text-style-name="P4" draw:id="id2" draw:layer="layout" svg:width="3.606cm" svg:height="1.353cm" svg:x="0.741cm" svg:y="1.828cm">
          <draw:text-box>
            <text:p><text:span text:style-name="T4">جنوبی قطب پر فلکس محور</text:span></text:p>
            <text:p><text:span text:style-name="T4"><text:s/></text:span><text:span text:style-name="T4">کی جانب اندر جا رہا ہے</text:span></text:p>
          </draw:text-box>
        </draw:frame>
        <draw:connector draw:style-name="gr5" draw:text-style-name="P3" draw:layer="layout" draw:type="curve" draw:line-skew="-0.229cm" svg:x1="2.544cm" svg:y1="3.181cm" svg:x2="6.06cm" svg:y2="2.837cm" draw:start-shape="id2" draw:end-shape="id3" draw:end-glue-point="2" svg:d="m2544 3181c0 408 3516 580 3516-3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19T11:05:01</dc:date>
    <dc:creator>khalid khan</dc:creator>
    <meta:editing-duration>PT09H25M58S</meta:editing-duration>
    <meta:editing-cycles>36</meta:editing-cycles>
    <meta:generator>OpenOffice.org/3.1$Linux OpenOffice.org_project/310m19$Build-9420</meta:generator>
    <meta:document-statistic meta:object-count="7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m</math:mi>
    </math:msub>
    <math:annotation math:encoding="StarMath 5.0">%theta_m</math:annotation>
  </math:semantics>
</math:math>
</file>